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5.9cm" svg:height="3.612cm" svg:x="12.2cm" svg:y="1.8cm">
          <text:p text:style-name="P1">数据库操作类</text:p>
          <text:p text:style-name="P1">（基类）</text:p>
          <text:p text:style-name="P1">SQL_Obj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2cm" svg:height="4.2cm" svg:x="5.1cm" svg:y="7.6cm">
          <text:p text:style-name="P1">信息操作类</text:p>
          <text:p text:style-name="P1">(需要频繁读取，但不需要频繁更新的内容)</text:p>
          <text:p text:style-name="P1">SQL_Info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3" draw:id="id3" draw:layer="layout" svg:width="6.4cm" svg:height="4.2cm" svg:x="12cm" svg:y="7.6cm">
          <text:p text:style-name="P1">消息操作类</text:p>
          <text:p text:style-name="P1">(需要频繁读取和更新的内容)</text:p>
          <text:p text:style-name="P1">SQL_Ms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15cm" svg:y1="5.412cm" svg:x2="8.2cm" svg:y2="7.6cm" draw:start-shape="id1" draw:start-glue-point="6" draw:end-shape="id2" draw:end-glue-point="4" svg:d="m15150 5412v1095h-6950v1093" svg:viewBox="0 0 6951 2189">
          <text:p/>
        </draw:connector>
        <draw:connector draw:style-name="gr2" draw:text-style-name="P1" draw:layer="layout" svg:x1="15.15cm" svg:y1="5.412cm" svg:x2="15.2cm" svg:y2="7.6cm" draw:start-shape="id1" draw:start-glue-point="6" draw:end-shape="id3" draw:end-glue-point="4" svg:d="m15150 5412v1095h50v1093" svg:viewBox="0 0 51 2189">
          <text:p/>
        </draw:connector>
        <draw:custom-shape draw:style-name="gr1" draw:text-style-name="P1" xml:id="id4" draw:id="id4" draw:layer="layout" svg:width="6cm" svg:height="4.2cm" svg:x="19cm" svg:y="7.6cm">
          <text:p text:style-name="P1">日志操作类</text:p>
          <text:p text:style-name="P1">(需要频繁写入，但不需要频繁读取的内容)</text:p>
          <text:p text:style-name="P1">SQL_Lo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15cm" svg:y1="5.412cm" svg:x2="22cm" svg:y2="7.6cm" draw:start-shape="id1" draw:start-glue-point="6" draw:end-shape="id4" draw:end-glue-point="4" svg:d="m15150 5412v1095h6850v1093" svg:viewBox="0 0 6851 2189">
          <text:p/>
        </draw:connector>
        <draw:custom-shape draw:style-name="gr1" draw:text-style-name="P1" xml:id="id5" draw:id="id5" draw:layer="layout" svg:width="3.6cm" svg:height="3.5cm" svg:x="4.3cm" svg:y="13.6cm">
          <text:p text:style-name="P1">用户信息管理</text:p>
          <text:p text:style-name="P1">SQL_Us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7" draw:id="id7" draw:layer="layout" svg:width="3.6cm" svg:height="3.5cm" svg:x="13.4cm" svg:y="13.7cm">
          <text:p text:style-name="P1">贴子管理</text:p>
          <text:p text:style-name="P1">SQL_Pos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8" draw:id="id8" draw:layer="layout" svg:width="3.6cm" svg:height="3.5cm" svg:x="20.2cm" svg:y="13.7cm">
          <text:p text:style-name="P1">论坛系统日志</text:p>
          <text:p text:style-name="P1">SQL_SysLo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6" draw:id="id6" draw:layer="layout" svg:width="3.6cm" svg:height="3.5cm" svg:x="8.8cm" svg:y="13.6cm">
          <text:p text:style-name="P1">板块管理</text:p>
          <text:p text:style-name="P1">SQL_Area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svg:x1="8.2cm" svg:y1="11.8cm" svg:x2="6.1cm" svg:y2="13.6cm" draw:start-shape="id2" draw:start-glue-point="6" draw:end-shape="id5" draw:end-glue-point="4" svg:d="m8200 11800v901h-2100v899" svg:viewBox="0 0 2101 1801">
          <text:p/>
        </draw:connector>
        <draw:connector draw:style-name="gr2" draw:text-style-name="P1" draw:layer="layout" svg:x1="8.2cm" svg:y1="11.8cm" svg:x2="10.6cm" svg:y2="13.6cm" draw:start-shape="id2" draw:start-glue-point="6" draw:end-shape="id6" draw:end-glue-point="4" svg:d="m8200 11800v901h2400v899" svg:viewBox="0 0 2401 1801">
          <text:p/>
        </draw:connector>
        <draw:connector draw:style-name="gr2" draw:text-style-name="P1" draw:layer="layout" svg:x1="15.2cm" svg:y1="11.8cm" svg:x2="15.2cm" svg:y2="13.7cm" draw:start-shape="id3" draw:start-glue-point="6" draw:end-shape="id7" svg:d="m15200 11800v1900" svg:viewBox="0 0 1 1901">
          <text:p/>
        </draw:connector>
        <draw:connector draw:style-name="gr2" draw:text-style-name="P1" draw:layer="layout" svg:x1="22cm" svg:y1="11.8cm" svg:x2="22cm" svg:y2="13.7cm" draw:start-shape="id4" draw:start-glue-point="6" draw:end-shape="id8" draw:end-glue-point="4" svg:d="m22000 11800v1900" svg:viewBox="0 0 1 1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6T19:49:05</meta:creation-date>
    <dc:date>2014-10-06T20:01:05</dc:date>
    <meta:editing-duration>PT2M1S</meta:editing-duration>
    <meta:editing-cycles>2</meta:editing-cycles>
    <meta:generator>LibreOffice/3.5$Linux_x86 LibreOffice_project/350m1$Build-2</meta:generator>
    <meta:document-statistic meta:object-count="15"/>
  </office:meta>
</office:document-meta>
</file>